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44af" officeooo:paragraph-rsid="000e44af"/>
    </style:style>
    <style:style style:name="P2" style:family="paragraph" style:parent-style-name="Standard">
      <style:text-properties officeooo:rsid="000fc90c" officeooo:paragraph-rsid="000fc90c"/>
    </style:style>
    <style:style style:name="P3" style:family="paragraph" style:parent-style-name="Standard">
      <style:text-properties officeooo:rsid="00102a7b" officeooo:paragraph-rsid="00102a7b"/>
    </style:style>
    <style:style style:name="P4" style:family="paragraph" style:parent-style-name="Standard">
      <style:text-properties officeooo:rsid="0011e59b" officeooo:paragraph-rsid="0011e59b"/>
    </style:style>
    <style:style style:name="P5" style:family="paragraph" style:parent-style-name="Standard">
      <style:text-properties officeooo:rsid="001839d8" officeooo:paragraph-rsid="001839d8"/>
    </style:style>
    <style:style style:name="P6" style:family="paragraph" style:parent-style-name="Standard">
      <style:text-properties officeooo:rsid="00195e26" officeooo:paragraph-rsid="00195e26"/>
    </style:style>
    <style:style style:name="P7" style:family="paragraph" style:parent-style-name="Standard">
      <style:text-properties officeooo:rsid="00195e26" officeooo:paragraph-rsid="001d0921"/>
    </style:style>
    <style:style style:name="P8" style:family="paragraph" style:parent-style-name="Standard">
      <style:text-properties officeooo:rsid="00195e26" officeooo:paragraph-rsid="001ebfb4"/>
    </style:style>
    <style:style style:name="P9" style:family="paragraph" style:parent-style-name="Standard">
      <style:text-properties officeooo:rsid="001b329d" officeooo:paragraph-rsid="001b329d"/>
    </style:style>
    <style:style style:name="P10" style:family="paragraph" style:parent-style-name="Standard">
      <style:text-properties officeooo:rsid="001ebfb4" officeooo:paragraph-rsid="001ebfb4"/>
    </style:style>
    <style:style style:name="P11" style:family="paragraph" style:parent-style-name="Standard">
      <style:text-properties officeooo:rsid="001ca315" officeooo:paragraph-rsid="001f320e"/>
    </style:style>
    <style:style style:name="T1" style:family="text">
      <style:text-properties officeooo:rsid="001522ee"/>
    </style:style>
    <style:style style:name="T2" style:family="text">
      <style:text-properties officeooo:rsid="001d0921"/>
    </style:style>
    <style:style style:name="T3" style:family="text">
      <style:text-properties officeooo:rsid="001e9990"/>
    </style:style>
    <style:style style:name="T4" style:family="text">
      <style:text-properties officeooo:rsid="00204bb9"/>
    </style:style>
    <style:style style:name="T5" style:family="text">
      <style:text-properties officeooo:rsid="0021c86d"/>
    </style:style>
    <style:style style:name="T6" style:family="text">
      <style:text-properties officeooo:rsid="00238dcc"/>
    </style:style>
    <style:style style:name="T7" style:family="text">
      <style:text-properties officeooo:rsid="00255c8b"/>
    </style:style>
    <style:style style:name="T8" style:family="text">
      <style:text-properties officeooo:rsid="00268c01"/>
    </style:style>
    <style:style style:name="T9" style:family="text">
      <style:text-properties officeooo:rsid="002767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On Selecting Heuristic Functions for Domain-Independent Planning.</text:p>
      <text:p text:style-name="P2">Santiago Franco, Levi Lelis, Marvin Abisrror.</text:p>
      <text:p text:style-name="P2"/>
      <text:p text:style-name="P3">Introduction:</text:p>
      <text:p text:style-name="P3"/>
      <text:p text:style-name="P4">Selecting a subset of heuristics from a large set of heuristics with the goal of reducing the running time <text:span text:style-name="T1">of the</text:span> search algorithm employing these functions <text:span text:style-name="T1">is explained in this article providing a clear, and coherent explanation about how to develop this approach.</text:span></text:p>
      <text:p text:style-name="P1"/>
      <text:p text:style-name="P5">Body:</text:p>
      <text:p text:style-name="P5">1.- Summary/Description of original</text:p>
      <text:p text:style-name="P5"/>
      <text:p text:style-name="P7">The writer's evidences about other approaches are Rayner et al., (2013) and Barley et al., (2014). Rayner's approach maximizes the average heuristic value and Barney's RIDA* system is the most similar to what the writer poses. </text:p>
      <text:p text:style-name="P6"/>
      <text:p text:style-name="P9">2.- Evaluation of the text</text:p>
      <text:p text:style-name="P9"/>
      <text:p text:style-name="P8"><text:span text:style-name="T2">The writer's insights, and ideas for action are relevant. </text:span>I<text:span text:style-name="T2">n that way, I think</text:span> the writer approach's contribution is that minimizes the search tree size and that is able to evaluate a set of heuristics with thousands of elements. <text:span text:style-name="T3">These improvements provide a great contribution in selection.</text:span></text:p>
      <text:p text:style-name="P8"/>
      <text:p text:style-name="P10">Conclusion</text:p>
      <text:p text:style-name="P10"/>
      <text:p text:style-name="P11"><text:span text:style-name="T7">In sum, t</text:span>he <text:span text:style-name="T8">writer</text:span> want<text:span text:style-name="T9">s</text:span> to develop an approach of selection of heuristics <text:span text:style-name="T5">with the objective to reducing the running time of the search algorithm. Also,</text:span> they want <text:span text:style-name="T6">to</text:span> probe that the problem of finding the optimal subset of size N of a set of heuristics for a given problem task is supermodular with respect to the search tree size. They probe that doing experiments in the planner (Fast-Downward) and present their results.</text:p>
      <text:p text:style-name="P8"/>
      <text:p text:style-name="P8"/>
      <text:p text:style-name="P8"/>
      <text:p text:style-name="P8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5T19:06:10.205108682</meta:creation-date>
    <dc:date>2015-07-05T20:05:20.946703407</dc:date>
    <meta:editing-duration>PT58M57S</meta:editing-duration>
    <meta:editing-cycles>23</meta:editing-cycles>
    <meta:generator>LibreOffice/4.3.7.2$Linux_X86_64 LibreOffice_project/430m0$Build-2</meta:generator>
    <meta:document-statistic meta:table-count="0" meta:image-count="0" meta:object-count="0" meta:page-count="1" meta:paragraph-count="12" meta:word-count="225" meta:character-count="1413" meta:non-whitespace-character-count="1197"/>
  </office:meta>
</office:document-meta>
</file>